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-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-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- A, 6CntKbGMhcBqqnHmgGM99 -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- F, CwPrBwgWTjRL9kPchD6G7 -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- F, 7bHMKdmh9wJkpqH6Hk7rM -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- F, GbmNLthWjCHfML9thPbbt -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- F, LdhWCQdJmzHn9gChmWRPG -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-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-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- 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OUT000</text:p>
          </table:table-cell>
          <table:table-cell table:style-name="ce2" office:value-type="string" calcext:value-type="string">
            <text:p>OUT238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https://fabtcg.com/resources/card-galleries/outsiders/</text:p>
          </table:table-cell>
          <table:table-cell table:style-name="ce2"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9">00/00/0000</text:date>, <text:time style:data-style-name="N2" text:time-value="12:04:14.7081759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19T12:04:27.099568292</dc:date>
    <meta:editing-duration>PT4H16M51S</meta:editing-duration>
    <meta:editing-cycles>71</meta:editing-cycles>
    <meta:generator>LibreOffice/7.2.5.2$MacOSX_X86_64 LibreOffice_project/499f9727c189e6ef3471021d6132d4c694f357e5</meta:generator>
    <meta:document-statistic meta:table-count="1" meta:cell-count="420" meta:object-count="0"/>
  </office:meta>
</office:document-meta>
</file>